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11cm" fo:min-width="4.961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2.417cm" fo:min-width="4.961cm"/>
    </style:style>
    <style:style style:name="gr4" style:family="graphic" style:parent-style-name="standard">
      <style:graphic-properties draw:textarea-horizontal-align="justify" draw:textarea-vertical-align="middle" draw:auto-grow-height="false" fo:min-height="2.671cm" fo:min-width="4.961cm"/>
    </style:style>
    <style:style style:name="gr5" style:family="graphic" style:parent-style-name="standard">
      <style:graphic-properties draw:textarea-horizontal-align="justify" draw:textarea-vertical-align="middle" draw:auto-grow-height="false" fo:min-height="5.211cm" fo:min-width="6.739cm"/>
    </style:style>
    <style:style style:name="gr6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5.461cm" svg:x="2.016cm" svg:y="8.62cm">
          <text:p text:style-name="P1">Servidor</text:p>
          <text:p text:style-name="P1">accep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2.032cm" svg:x="6.715cm" svg:y="4.556cm">
          <text:p text:style-name="P1">receiv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2.667cm" svg:x="10.652cm" svg:y="9.001cm">
          <text:p text:style-name="P1">Resolver Usuario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461cm" svg:height="2.921cm" svg:x="14.208cm" svg:y="2.397cm">
          <text:p text:style-name="P1">info_serv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239cm" svg:height="5.461cm" svg:x="5.826cm" svg:y="16.875cm">
          <text:p text:style-name="P1">Cliente IMAP</text:p>
          <text:p text:style-name="P1">Servidor del Usuario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56cm" svg:height="2.413cm" svg:x="16.875cm" svg:y="18.653cm">
          <text:p text:style-name="P1">IMAP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3.065cm" svg:y1="19.542cm" svg:x2="17.002cm" svg:y2="19.542cm">
          <text:p/>
        </draw:line>
        <draw:line draw:style-name="gr7" draw:text-style-name="P2" draw:layer="layout" svg:x1="16.748cm" svg:y1="20.431cm" svg:x2="13.065cm" svg:y2="20.431cm">
          <text:p/>
        </draw:line>
        <draw:line draw:style-name="gr8" draw:text-style-name="P2" draw:layer="layout" svg:x1="5.699cm" svg:y1="18.526cm" svg:x2="1.508cm" svg:y2="18.526cm">
          <text:p/>
        </draw:line>
        <draw:line draw:style-name="gr8" draw:text-style-name="P2" draw:layer="layout" svg:x1="1.762cm" svg:y1="20.685cm" svg:x2="5.826cm" svg:y2="20.685cm">
          <text:p/>
        </draw:line>
        <draw:line draw:style-name="gr8" draw:text-style-name="P2" draw:layer="layout" svg:x1="1cm" svg:y1="11.541cm" svg:x2="2.016cm" svg:y2="11.541cm">
          <text:p/>
        </draw:line>
        <draw:line draw:style-name="gr7" draw:text-style-name="P2" draw:layer="layout" svg:x1="4.81cm" svg:y1="8.62cm" svg:x2="6.588cm" svg:y2="5.445cm">
          <text:p/>
        </draw:line>
        <draw:line draw:style-name="gr8" draw:text-style-name="P2" draw:layer="layout" svg:x1="1.635cm" svg:y1="5.572cm" svg:x2="6.334cm" svg:y2="5.445cm">
          <text:p/>
        </draw:line>
        <draw:line draw:style-name="gr7" draw:text-style-name="P2" draw:layer="layout" svg:x1="11.668cm" svg:y1="6.715cm" svg:x2="11.668cm" svg:y2="8.747cm">
          <text:p/>
        </draw:line>
        <draw:line draw:style-name="gr7" draw:text-style-name="P2" draw:layer="layout" svg:x1="10.525cm" svg:y1="4.429cm" svg:x2="14.081cm" svg:y2="3.286cm">
          <text:p/>
        </draw:line>
        <draw:line draw:style-name="gr7" draw:text-style-name="P2" draw:layer="layout" svg:x1="10.779cm" svg:y1="11.668cm" svg:x2="10.779cm" svg:y2="16.875cm">
          <text:p/>
        </draw:line>
        <draw:frame draw:style-name="gr9" draw:text-style-name="P3" draw:layer="layout" svg:width="2.032cm" svg:height="1.143cm" svg:x="10.525cm" svg:y="2.397cm">
          <draw:text-box>
            <text:p>UDP</text:p>
          </draw:text-box>
        </draw:frame>
        <draw:frame draw:style-name="gr9" draw:text-style-name="P3" draw:layer="layout" svg:width="2.413cm" svg:height="1.143cm" svg:x="2.778cm" svg:y="19.288cm">
          <draw:text-box>
            <text:p>TC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20:28:07.268172683</meta:creation-date>
    <dc:date>2019-09-05T20:38:45.564681716</dc:date>
    <meta:editing-duration>PT28S</meta:editing-duration>
    <meta:editing-cycles>1</meta:editing-cycles>
    <meta:document-statistic meta:object-count="18"/>
    <meta:generator>LibreOffice/6.2.6.2$Linux_X86_64 LibreOffice_project/20$Build-2</meta:generator>
  </office:meta>
</office:document-meta>
</file>